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ro24" style:family="table-row">
      <style:table-row-properties style:row-height="7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28">
            <text:p>0627 <text:s/>1335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28">
            <text:p>0627 <text:s/>1335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28">
            <text:p>0627 <text:s/>1335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28">
            <text:p>0627 <text:s/>1335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28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28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28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28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">
            <text:p>0627 <text:s/>133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">
            <text:p>0627 <text:s/>133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">
            <text:p>0627 <text:s/>133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">
            <text:p>0627 <text:s/>133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">
            <text:p>0627 <text:s/>133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1">
            <text:p>0627 <text:s/>133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1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1">
            <text:p>0627 <text:s/>133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1">
            <text:p>0627 <text:s/>133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1">
            <text:p>0627 <text:s/>133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1">
            <text:p>0627 <text:s/>133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1">
            <text:p>0627 <text:s/>133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1">
            <text:p>0627 <text:s/>133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1">
            <text:p>0627 <text:s/>133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1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1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3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3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3">
            <text:p>0627 <text:s/>133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3">
            <text:p>0627 <text:s/>133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4">
            <text:p>0627 <text:s/>133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4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4">
            <text:p>0627 <text:s/>133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4">
            <text:p>0627 <text:s/>133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4">
            <text:p>0627 <text:s/>133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4">
            <text:p>0627 <text:s/>133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4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4">
            <text:p>0627 <text:s/>133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4">
            <text:p>0627 <text:s/>133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6">
            <text:p>0627 <text:s/>133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6">
            <text:p>0627 <text:s/>133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6">
            <text:p>0627 <text:s/>133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6">
            <text:p>0627 <text:s/>133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6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6">
            <text:p>0627 <text:s/>133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6">
            <text:p>0627 <text:s/>1335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7">
            <text:p>0627 <text:s/>133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7">
            <text:p>0627 <text:s/>133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7">
            <text:p>0627 <text:s/>133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7">
            <text:p>0627 <text:s/>1335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7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7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7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7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7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7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7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7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7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7">
            <text:p>0627 <text:s/>133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27T13:35:52.37">
            <text:p>0627 <text:s/>1335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7T13:35:52.37">
            <text:p>0627 <text:s/>1335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27T13:35:52.37">
            <text:p>2021/6/27 13:35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7T13:35:52.37">
            <text:p>0627 <text:s/>1335</text:p>
          </table:table-cell>
          <table:table-cell table:style-name="ce7" table:formula="of:=NOW()" office:value-type="date" office:date-value="2021-06-27T13:35:52.37">
            <text:p>0627 <text:s/>1335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27T13:35:52.37">
            <text:p>0627 <text:s/>133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5">
            <text:p>0627 <text:s/>133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5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5">
            <text:p>0627 <text:s/>133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5">
            <text:p>0627 <text:s/>1335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2" office:value-type="string" table:number-columns-spanned="2" table:number-rows-spanned="1">
            <text:p>yawm'al'dhamaI / a'raabiAI / h^uzayi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5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1" office:value-type="string" table:number-columns-spanned="2" table:number-rows-spanned="1">
            <text:p>chaharoom / juw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5">
            <text:p>0627 <text:s/>133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5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5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5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5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5">
            <text:p>0627 <text:s/>133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5">
            <text:p>0627 <text:s/>133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5">
            <text:p>0627 <text:s/>133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1" office:value-type="string">
            <text:p>al'xaamis / h^aziyra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5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1" office:value-type="string">
            <text:p>dhuw'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1"/>
          <table:table-cell table:style-name="ce21" office:value-type="string">
            <text:p>yesterday, it was the seve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1" office:value-type="string">
            <text:p>ishraba / al'qah'wata</text:p>
          </table:table-cell>
          <table:table-cell table:style-name="ce21" office:value-type="string">
            <text:p>i drink coffe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1" office:value-type="string">
            <text:p>kah'we / mei-nuw'sha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1" office:value-type="string" table:number-columns-spanned="2" table:number-rows-spanned="1">
            <text:p>사랑에서 떠나서는 안된다.</text:p>
          </table:table-cell>
          <table:covered-table-cell table:style-name="ce21"/>
          <table:table-cell table:style-name="ce23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1" office:value-type="string" table:number-columns-spanned="2" table:number-rows-spanned="1">
            <text:p>사랑의 대신이 될 수 있는 건, 이 우주에서는 없다.</text:p>
          </table:table-cell>
          <table:covered-table-cell table:style-name="ce21"/>
          <table:table-cell table:style-name="ce23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7">
            <text:p>0627 <text:s/>133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48">
            <text:p>0627 <text:s/>1335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">
            <text:p>0627 <text:s/>133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">
            <text:p>0627 <text:s/>1335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1"/>
          <table:table-cell table:style-name="ce21" office:value-type="string">
            <text:p>it was wednesday, the ni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">
            <text:p>0627 <text:s/>1335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1" office:value-type="string">
            <text:p>akala'l'ruzi / anahum / ya'akuluwna'l'uruza. / kadzaalika</text:p>
          </table:table-cell>
          <table:table-cell table:style-name="ce21" office:value-type="string">
            <text:p>I eat rice. they eat rice, as well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">
            <text:p>0627 <text:s/>133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1" office:value-type="string">
            <text:p>ghadzoo[food / xuwr[eat</text:p>
          </table:table-cell>
          <table:table-cell table:style-name="ce21" office:value-type="string">
            <text:p>cats eat foo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">
            <text:p>0627 <text:s/>133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1">
            <text:p>0627 <text:s/>133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 office:value-type="string">
            <text:p>it is not good. it is bad. please don't do it. please stop it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1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1">
            <text:p>0627 <text:s/>133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1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1" office:value-type="string" table:number-columns-spanned="2" table:number-rows-spanned="1">
            <text:p>it was thursday, the tenth of june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1">
            <text:p>0627 <text:s/>133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1">
            <text:p>0627 <text:s/>133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1"/>
          <table:table-cell table:style-name="ce21" office:value-type="string">
            <text:p>it was thursday, the tenth of june.</text:p>
          </table:table-cell>
          <table:table-cell table:style-name="ce23"/>
          <table: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1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1">
            <text:p>0627 <text:s/>133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1" office:value-type="string">
            <text:p>astax'dimu / a'daraadhata / kul / yaomen</text:p>
          </table:table-cell>
          <table:table-cell table:style-name="ce21" office:value-type="string">
            <text:p>I use bicycl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1">
            <text:p>0627 <text:s/>133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1" office:value-type="string">
            <text:p>har / fluwt / dhapaniy / miy'zanam</text:p>
          </table:table-cell>
          <table:table-cell table:style-name="ce21" office:value-type="string">
            <text:p>I play japanese flut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1">
            <text:p>0627 <text:s/>133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1">
            <text:p>0627 <text:s/>1335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1">
            <text:p>0627 <text:s/>133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1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1" office:value-type="string">
            <text:p>昔、犬を飼っていました。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3">
            <text:p>0627 <text:s/>133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3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3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3">
            <text:p>0627 <text:s/>133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3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1" office:value-type="string" table:number-columns-spanned="2" table:number-rows-spanned="1">
            <text:p>h^aziy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3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3">
            <text:p>0627 <text:s/>133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1" office:value-type="string">
            <text:p>alkol / miy'nuwsham</text:p>
          </table:table-cell>
          <table:table-cell table:style-name="ce21" office:value-type="string">
            <text:p>I drink alcohol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3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3">
            <text:p>0627 <text:s/>133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3">
            <text:p>0627 <text:s/>133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 office:value-type="string">
            <text:p>it is good. you are doing well. please do it. please continue it. / please do it again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3">
            <text:p>0627 <text:s/>133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5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5">
            <text:p>0627 <text:s/>133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5">
            <text:p>0627 <text:s/>133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5">
            <text:p>0627 <text:s/>133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5">
            <text:p>0627 <text:s/>133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5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5">
            <text:p>0627 <text:s/>1335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5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5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1" office:value-type="string" table:number-columns-spanned="2" table:number-rows-spanned="1">
            <text:p>hedh'daho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5">
            <text:p>0627 <text:s/>133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1" office:value-type="string">
            <text:p>ism'ka / ushkur'ka</text:p>
          </table:table-cell>
          <table:table-cell table:style-name="ce21" office:value-type="string">
            <text:p>what is your name? thank you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5">
            <text:p>0627 <text:s/>1335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1" office:value-type="string">
            <text:p>ism / shumaa[name / chiyst / muta'shakkir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5">
            <text:p>0627 <text:s/>133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5">
            <text:p>0627 <text:s/>133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 office:value-type="string">
            <text:p>ここには、ロープが張られていない。落ちます。危険です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6">
            <text:p>0627 <text:s/>133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6">
            <text:p>0627 <text:s/>133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6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6">
            <text:p>0627 <text:s/>133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6">
            <text:p>0627 <text:s/>133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6">
            <text:p>0627 <text:s/>133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6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6">
            <text:p>0627 <text:s/>133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9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9">
            <text:p>0627 <text:s/>133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9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9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9">
            <text:p>0627 <text:s/>1335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1" office:value-type="string">
            <text:p>soos'dai</text:p>
          </table:table-cell>
          <table:table-cell table:style-name="ce21" office:value-type="string">
            <text:p>hello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9">
            <text:p>0627 <text:s/>1335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1" office:value-type="string">
            <text:p>soum au'kon</text:p>
          </table:table-cell>
          <table:table-cell table:style-name="ce21" office:value-type="string">
            <text:p>thank you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9">
            <text:p>0627 <text:s/>1335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1" office:value-type="string">
            <text:p>soum</text:p>
          </table:table-cell>
          <table:table-cell table:style-name="ce21" office:value-type="string">
            <text:p>pleas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9">
            <text:p>0627 <text:s/>1335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1" office:value-type="string">
            <text:p>njak njen cha.k'loo</text:p>
          </table:table-cell>
          <table:table-cell table:style-name="ce21" office:value-type="string">
            <text:p>you are kin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59">
            <text:p>0627 <text:s/>133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1">
            <text:p>0627 <text:s/>133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1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1">
            <text:p>0627 <text:s/>1335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1">
            <text:p>0627 <text:s/>133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1" office:value-type="string" table:number-columns-spanned="2" table:number-rows-spanned="1">
            <text:p>why his nose is bleeding? / because an iron rod fell on his nose 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1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1" office:value-type="string" table:number-columns-spanned="2" table:number-rows-spanned="1">
            <text:p>why his head is bleeding? where did he hit his head, whe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1">
            <text:p>0627 <text:s/>133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2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2">
            <text:p>0627 <text:s/>133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2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1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2">
            <text:p>0627 <text:s/>133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2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2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2">
            <text:p>0627 <text:s/>1335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2">
            <text:p>0627 <text:s/>133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1"/>
          <table:table-cell table:style-name="ce21" office:value-type="string">
            <text:p>it was thursday, the twenty-forth of jun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2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2">
            <text:p>0627 <text:s/>133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1" office:value-type="string">
            <text:p>na'yama[not come</text:p>
          </table:table-cell>
          <table:table-cell table:style-name="ce21" office:value-type="string">
            <text:p>it did not rain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2">
            <text:p>0627 <text:s/>1335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1" office:value-type="string" table:number-columns-spanned="2" table:number-rows-spanned="1">
            <text:p>ishtaraytu[bought / ta'kirata[ticket / qit^aari[train / amse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2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2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2">
            <text:p>0627 <text:s/>133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6T13:38:19.32">
            <text:p>0626</text:p>
          </table:table-cell>
          <table:table-cell table:style-name="ce9" office:value-type="string">
            <text:p>v1-45</text:p>
          </table:table-cell>
          <table:table-cell table:style-name="ce18" office:value-type="string">
            <text:p>tôi khát nước. / tôi có thể uống nước ở đâu? / có chỗ[room để uống nước không? / cung[provide~1 cấp nước.</text:p>
          </table:table-cell>
          <table:table-cell table:style-name="ce21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2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tay anh ấy không? / vui lòng nắm thân hình của anh ấy.</text:p>
          </table:table-cell>
          <table:table-cell table:style-name="ce21" office:value-type="string" table:number-columns-spanned="2" table:number-rows-spanned="1">
            <text:p>can you hold his arm? please hold his bod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2">
            <text:p>0627 <text:s/>133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모두, 먼저, 지상에 내려오지 않는다. / (2) 조금 전에 발견했던 것이지만, 집으로 돌아가면, 아래팔에서 지렁이붓기 같은 상태로 되고 있다. 양아래팔, 안쪽. &lt;1&gt; 한 번, 크로만을 옹벽으로 올렸던 것이 있었다. 그 밤에도 이 지렁이 붓기는 생겼다. 그래서 원인은 크로 일거라고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4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52.64">
            <text:p>0627 <text:s/>1335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ażdy dźwięk, kompozycja, dźwięki "kan"-u. / (2) nowy rzecz : za pierwszym razem dla "kan"-u. wargi się męczą[get-tired. jak dotąd[so-far, zawsze, kończę samą sesję, gdy[when usta się zmęczą. &lt;2&gt; wczoraj, zamiast[instead~1 tego, <text:s/>ćwiczyłem technikę trylu, w zakresie[range "o-du"-u. &lt;3&gt; a potem, po chwili, wznowiłem[resumed ćwiczenia "kan"-u. &lt;4&gt; usta wydawały[seemed się być z powrotem[back~z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47.37">
            <text:p>0627 <text:s/>1335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2:58:16.77">
            <text:p>0627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muốn nghỉ ngơi. / anh ấy nói rằng, anh ấy không được khỏe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47.37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2</text:p>
          </table:table-cell>
          <table:table-cell table:style-name="ce18" office:value-type="string">
            <text:p>ngày nghỉ. bạn đang làm gì đấy?</text:p>
          </table:table-cell>
          <table:table-cell table:style-name="ce21" office:value-type="string" table:number-columns-spanned="2" table:number-rows-spanned="1">
            <text:p>休みの日。何をします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47.37">
            <text:p>0627 <text:s/>1335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가 계단 바로 아래의 옹벽에 있었다. 내가 계단 앞으로 도달할 무렵, 한 개 그림자가 움직였다. 크로가 내리고 온다. 잠시 "뒹굴". (2) "평평 장소"으로 가서도, 미케는 오지 않는다. (3) 크로를 옹벽에 올린다. 이 때, 희미하게, 고양이의 목소리가 들린다. (4) 크로에게 페이스트를 준 후, 미케의 목소리가 들려온다. &lt;2&gt; 한 남자가 도로 반대편의 아파트의 입구에 있다. 그는 고양이의 목소리가 오는 장소를 보고 있다. &lt;3&gt; 이 번엔 목소리를 더 크다. (5) 나는 목소리 장소으로 간다. 그 장소는 쓰레기장의 뒷면. (6) 내가 가까워지면, 미케는 움직인다. &lt;2&gt; 그 자리에서 보고 서 쪽에서 있는 주차장. 거기에 간다. &lt;3&gt; 자동차 아래으로 들어 버린다. &lt;4&gt; 포기하고 공원으로 돌아보면, 크로는 공원 남 쪽의 출입구에 있다. <text:s/>그녀를 안아하고 옹벽으로 돌아갔다. 그러자 미케가 돌출 울타리에서 나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47.37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wudziesty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49.07">
            <text:p>0627 <text:s/>133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trzy kategorie ćwiczenia, jak zwykle. (2) jedna myśl : metodyka zastosowana w szkoleniu Hanon-ie, tzn., jak-robot powtarzanie manewrów. &lt;2&gt; nie będę stosować tej metodologii. tylko, na przykład, tryle.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49.07">
            <text:p>0627 <text:s/>133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3&gt; ćwiczę na dziurach, n.p., szóstym i piątym. jeśli uważam to za zabawne. &lt;4&gt; a potem, możliwe, chciałbym spróbować na innych dziurach. &lt;5&gt; w tym momencie, może wyglądam pracować w metodologii Hanon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49.07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48.05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48.05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1">
            <text:p>13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48.05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2">
            <text:p>13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48.05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3">
            <text:p>13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48.05">
            <text:p>0627 <text:s/>1335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4">
            <text:p>13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27T13:35:48.05">
            <text:p>0627 <text:s/>1335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27T13:35:48.05">
            <text:p>0627 <text:s/>1335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27T13:35:52.65">
            <text:p>0627 <text:s/>1335</text:p>
          </table:table-cell>
          <table:table-cell table:style-name="ce7" table:formula="of:=NOW()" office:value-type="date" office:date-value="2021-06-27T13:35:52.65">
            <text:p>0627 <text:s/>133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27T13:35:52.65">
            <text:p>0627 <text:s/>1335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9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7">2021/06/27</text:date>, <text:time>13:35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27T13:35:51.98</dc:date>
    <dc:creator>iwabuchi ken</dc:creator>
    <meta:editing-duration>P4DT5M1S</meta:editing-duration>
    <meta:editing-cycles>580</meta:editing-cycles>
    <meta:generator>OpenOffice/4.1.3$Win32 OpenOffice.org_project/413m1$Build-9783</meta:generator>
    <meta:document-statistic meta:table-count="2" meta:cell-count="1223" meta:object-count="0"/>
  </office:meta>
</office:document-meta>
</file>